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a499f" officeooo:paragraph-rsid="000a499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perators</text:p>
      <text:p text:style-name="P1"/>
      <text:p text:style-name="P1"/>
      <text:p text:style-name="P1">Arithmetic</text:p>
      <text:p text:style-name="P1">Comparism</text:p>
      <text:p text:style-name="P1">e.g. == (equal), != (not equal)</text:p>
      <text:p text:style-name="P1">Logical (or Relational)</text:p>
      <text:p text:style-name="P1">e.g. AND (&amp;&amp; or AND – binary [works on two operands] … “true” only if both conditions are true)</text:p>
      <text:p text:style-name="P1"><text:s text:c="7"/>OR ( || or OR – binary [works on two operands] … “true” if at least one condition is true)</text:p>
      <text:p text:style-name="P1"><text:s text:c="7"/>NOT ( ! or NOT - <text:s/>… used to negate the value of a condition.</text:p>
      <text:p text:style-name="P1">Assignment</text:p>
      <text:p text:style-name="P1">e.g. “ = ” (assigns value on right to variable on left)</text:p>
      <text:p text:style-name="P1"><text:s text:c="7"/>“ += ” (adds the value on right to existing value of variable on left and then reassigns new value to the left variable)</text:p>
      <text:p text:style-name="P1">Conditional (or Ternary)</text:p>
      <text:p text:style-name="P1">e.g. ? :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20T08:43:43.107000000</meta:creation-date>
    <dc:date>2023-03-20T08:55:43.266000000</dc:date>
    <meta:editing-duration>PT12M1S</meta:editing-duration>
    <meta:editing-cycles>1</meta:editing-cycles>
    <meta:generator>LibreOffice/7.5.0.3$Windows_X86_64 LibreOffice_project/c21113d003cd3efa8c53188764377a8272d9d6de</meta:generator>
    <meta:document-statistic meta:table-count="0" meta:image-count="0" meta:object-count="0" meta:page-count="1" meta:paragraph-count="13" meta:word-count="107" meta:character-count="565" meta:non-whitespace-character-count="447"/>
  </office:meta>
</office:document-meta>
</file>